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5c1" officeooo:paragraph-rsid="000bf5c1"/>
    </style:style>
    <style:style style:name="P2" style:family="paragraph" style:parent-style-name="Standard">
      <style:text-properties officeooo:rsid="0014c6fb" officeooo:paragraph-rsid="0014c6fb"/>
    </style:style>
    <style:style style:name="P3" style:family="paragraph" style:parent-style-name="Standard">
      <style:text-properties officeooo:rsid="001815ea" officeooo:paragraph-rsid="001815ea"/>
    </style:style>
    <style:style style:name="P4" style:family="paragraph" style:parent-style-name="Standard">
      <style:text-properties officeooo:rsid="001ac97f" officeooo:paragraph-rsid="001ac97f"/>
    </style:style>
    <style:style style:name="P5" style:family="paragraph" style:parent-style-name="Standard" style:list-style-name="L1">
      <style:text-properties officeooo:rsid="00132757" officeooo:paragraph-rsid="00132757"/>
    </style:style>
    <style:style style:name="P6" style:family="paragraph" style:parent-style-name="Standard" style:list-style-name="L1">
      <style:text-properties officeooo:rsid="0014c6fb" officeooo:paragraph-rsid="0014c6fb"/>
    </style:style>
    <style:style style:name="P7" style:family="paragraph" style:parent-style-name="Standard" style:list-style-name="L1">
      <style:text-properties officeooo:rsid="000f3e07" officeooo:paragraph-rsid="0027a9b2"/>
    </style:style>
    <style:style style:name="P8" style:family="paragraph" style:parent-style-name="Standard" style:list-style-name="L1">
      <style:text-properties officeooo:rsid="001c1bed" officeooo:paragraph-rsid="001c1bed"/>
    </style:style>
    <style:style style:name="P9" style:family="paragraph" style:parent-style-name="Standard" style:list-style-name="L1">
      <style:text-properties officeooo:rsid="001eef68" officeooo:paragraph-rsid="001eef68"/>
    </style:style>
    <style:style style:name="P10" style:family="paragraph" style:parent-style-name="Standard" style:list-style-name="L1">
      <style:text-properties officeooo:rsid="002942e8" officeooo:paragraph-rsid="002942e8"/>
    </style:style>
    <style:style style:name="P11" style:family="paragraph" style:parent-style-name="Standard" style:list-style-name="L1">
      <style:text-properties officeooo:rsid="002a6bbb" officeooo:paragraph-rsid="002c14ff"/>
    </style:style>
    <style:style style:name="T1" style:family="text">
      <style:text-properties officeooo:rsid="0014c6fb"/>
    </style:style>
    <style:style style:name="T2" style:family="text">
      <style:text-properties officeooo:rsid="001815ea"/>
    </style:style>
    <style:style style:name="T3" style:family="text">
      <style:text-properties officeooo:rsid="001eef68"/>
    </style:style>
    <style:style style:name="T4" style:family="text">
      <style:text-properties officeooo:rsid="00205442"/>
    </style:style>
    <style:style style:name="T5" style:family="text">
      <style:text-properties officeooo:rsid="0021bcee"/>
    </style:style>
    <style:style style:name="T6" style:family="text">
      <style:text-properties officeooo:rsid="0027a9b2"/>
    </style:style>
    <style:style style:name="T7" style:family="text">
      <style:text-properties officeooo:rsid="002c14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</text:p>
      <text:p text:style-name="P1"/>
      <text:p text:style-name="P1"/>
      <text:p text:style-name="P2">slurm maintenance related:</text:p>
      <text:p text:style-name="P2"/>
      <text:list xml:id="list2830806168" text:style-name="L1">
        <text:list-item>
          <text:p text:style-name="P5">How to restart the slurmdbd and slurmctld? <text:span text:style-name="T1">Is there anything particular we need to pay attention, for example, in terms of keepalive? Is there any order when restart them, for example slurmctld first; then slurmdbd?</text:span></text:p>
        </text:list-item>
        <text:list-item>
          <text:p text:style-name="P6">How to update the slurm to a new version? Do you have a procedure to follow with?</text:p>
        </text:list-item>
        <text:list-item>
          <text:p text:style-name="P10">Whether the keepalive service rotates controller according to the time period, for example; like every 12 hours?</text:p>
        </text:list-item>
        <text:list-item>
          <text:p text:style-name="P10">Does sched-vip correspond to the service? Which box it’s located?</text:p>
        </text:list-item>
      </text:list>
      <text:p text:style-name="P3"/>
      <text:p text:style-name="P3">Slurm <text:span text:style-name="T5">account etc.</text:span> related:</text:p>
      <text:list xml:id="list133523689327980" text:continue-numbering="true" text:style-name="L1">
        <text:list-item>
          <text:p text:style-name="P7">For fairshare, one dedicated core is one point of fairshare. How we calculate the burst limit?<text:span text:style-name="T2"> Is the burst limit already contained in the fairshare value? </text:span></text:p>
        </text:list-item>
        <text:list-item>
          <text:p text:style-name="P7"><text:span text:style-name="T6">How to calculate the maximum CPU, memory etc. according to the fairshare value? <text:s/></text:span><text:s/></text:p>
        </text:list-item>
        <text:list-item>
          <text:p text:style-name="P8"><text:span text:style-name="T3">I</text:span>n forming the priority value, we do not count in memory usage in the fairshare factor; <text:span text:style-name="T3">only CPU usage and time consumed are counted in</text:span>; is that correct?</text:p>
        </text:list-item>
        <text:list-item>
          <text:p text:style-name="P9"><text:span text:style-name="T4">Where is the usage limit for the GPU in terms of account</text:span>? <text:span text:style-name="T5">Are we setting the limit through QOS? Do we use the TRES to track the GPU usage, and use QOS to check whether the group usage reach the limit? </text:span></text:p>
        </text:list-item>
        <text:list-item>
          <text:p text:style-name="P11">How we add a user to an <text:span text:style-name="T7">existing</text:span> GPU account?</text:p>
        </text:list-item>
        <text:list-item>
          <text:p text:style-name="P11"><text:span text:style-name="T7">What is the procedure to add new GPU machines to the slurm, for example; like turing hardware?</text:span>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1:46:20.333087843</meta:creation-date>
    <dc:date>2019-09-06T13:35:21.596837087</dc:date>
    <meta:editing-duration>PT6H16M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32" meta:character-count="1277" meta:non-whitespace-character-count="1062"/>
  </office:meta>
</office:document-meta>
</file>